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DejaVu Serif Condensed1" svg:font-family="'DejaVu Serif Condensed'" style:font-family-generic="roman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>
        <style:tab-stops>
          <style:tab-stop style:position="4.233cm"/>
          <style:tab-stop style:position="11.695cm"/>
        </style:tab-stops>
      </style:paragraph-properties>
      <style:text-properties style:use-window-font-color="true" style:font-name="DejaVu Serif Condensed" fo:font-size="11pt" fo:language="de" fo:country="AT" style:text-underline-style="none" style:font-size-asian="11pt" style:font-size-complex="11pt"/>
    </style:style>
    <style:style style:name="P2" style:family="paragraph" style:parent-style-name="Standard">
      <style:paragraph-properties fo:line-height="150%" fo:text-align="justify" style:justify-single-word="false">
        <style:tab-stops>
          <style:tab-stop style:position="5.847cm"/>
          <style:tab-stop style:position="16.854cm"/>
        </style:tab-stops>
      </style:paragraph-properties>
      <style:text-properties style:use-window-font-color="true" style:font-name="DejaVu Serif Condensed" fo:font-size="11pt" fo:language="de" fo:country="AT" style:text-underline-style="none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line-height="150%" fo:text-align="start" style:justify-single-word="false">
        <style:tab-stops>
          <style:tab-stop style:position="4.233cm"/>
          <style:tab-stop style:position="11.695cm"/>
        </style:tab-stops>
      </style:paragraph-properties>
      <style:text-properties style:use-window-font-color="true" style:font-name="DejaVu Serif Condensed" fo:font-size="11pt" fo:language="de" fo:country="AT" style:text-underline-style="none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use-window-font-color="true" style:font-name="DejaVu Serif Condensed" fo:font-size="11pt" fo:language="de" fo:country="AT" style:font-size-asian="11pt" style:font-size-complex="11pt"/>
    </style:style>
    <style:style style:name="P5" style:family="paragraph" style:parent-style-name="Standard">
      <style:paragraph-properties fo:line-height="150%" fo:text-align="justify" style:justify-single-word="false"/>
      <style:text-properties style:use-window-font-color="true" style:font-name="DejaVu Serif Condensed" fo:font-size="14pt" fo:language="de" fo:country="A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justify" style:justify-single-word="false">
        <style:tab-stops>
          <style:tab-stop style:position="5.847cm"/>
          <style:tab-stop style:position="16.854cm"/>
        </style:tab-stops>
      </style:paragraph-properties>
      <style:text-properties style:use-window-font-color="true" style:font-name="DejaVu Serif Condensed" fo:font-size="11pt" fo:language="de" fo:country="AT" style:text-underline-style="solid" style:text-underline-width="auto" style:text-underline-color="font-color" style:font-size-asian="11pt" style:font-size-complex="11pt"/>
    </style:style>
    <style:style style:name="P7" style:family="paragraph" style:parent-style-name="Standard" style:list-style-name="L1">
      <style:paragraph-properties fo:line-height="150%" fo:text-align="start" style:justify-single-word="false">
        <style:tab-stops>
          <style:tab-stop style:position="4.233cm"/>
          <style:tab-stop style:position="11.695cm"/>
        </style:tab-stops>
      </style:paragraph-properties>
      <style:text-properties style:use-window-font-color="true" style:font-name="DejaVu Serif Condensed" fo:font-size="11pt" fo:language="de" fo:country="AT" style:text-underline-style="none" style:font-size-asian="11pt" style:font-size-complex="11pt"/>
    </style:style>
    <style:style style:name="P8" style:family="paragraph" style:parent-style-name="Standard" style:list-style-name="L1">
      <style:paragraph-properties fo:line-height="150%" fo:text-align="start" style:justify-single-word="false">
        <style:tab-stops>
          <style:tab-stop style:position="4.233cm"/>
          <style:tab-stop style:position="11.695cm"/>
        </style:tab-stops>
      </style:paragraph-properties>
      <style:text-properties style:use-window-font-color="true" style:font-name="DejaVu Serif Condensed" fo:font-size="11pt" fo:language="de" fo:country="AT" style:text-underline-style="none" officeooo:paragraph-rsid="00217ba4" style:font-size-asian="11pt" style:font-size-complex="11pt"/>
    </style:style>
    <style:style style:name="P9" style:family="paragraph" style:parent-style-name="Standard" style:list-style-name="L2">
      <style:paragraph-properties fo:line-height="150%" fo:text-align="start" style:justify-single-word="false">
        <style:tab-stops>
          <style:tab-stop style:position="4.233cm"/>
          <style:tab-stop style:position="11.695cm"/>
        </style:tab-stops>
      </style:paragraph-properties>
      <style:text-properties style:use-window-font-color="true" style:font-name="DejaVu Serif Condensed" fo:font-size="11pt" fo:language="de" fo:country="AT" style:text-underline-style="none" style:font-size-asian="11pt" style:font-size-complex="11pt"/>
    </style:style>
    <style:style style:name="P10" style:family="paragraph" style:parent-style-name="Standard">
      <style:paragraph-properties fo:line-height="150%" fo:text-align="start" style:justify-single-word="false">
        <style:tab-stops>
          <style:tab-stop style:position="4.233cm"/>
          <style:tab-stop style:position="11.695cm"/>
        </style:tab-stops>
      </style:paragraph-properties>
      <style:text-properties style:use-window-font-color="true" style:font-name="DejaVu Serif Condensed" fo:font-size="14pt" fo:language="de" fo:country="AT" style:text-underline-style="none" fo:font-weight="normal" style:font-size-asian="14pt" style:font-weight-asian="normal" style:font-size-complex="14pt" style:font-weight-complex="normal"/>
    </style:style>
    <style:style style:name="T1" style:family="text">
      <style:text-properties officeooo:rsid="00217ba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heckliste </text:p>
      <text:p text:style-name="P5">Verleihstation</text:p>
      <text:p text:style-name="P4"/>
      <text:p text:style-name="P4"/>
      <text:p text:style-name="P6"/>
      <text:p text:style-name="P6"/>
      <text:p text:style-name="P2">Abholung</text:p>
      <text:p text:style-name="P2"/>
      <text:list xml:id="list7101110704270195490" text:style-name="L1">
        <text:list-item>
          <text:p text:style-name="P7">Nach Losungswort fragen</text:p>
        </text:list-item>
        <text:list-item>
          <text:p text:style-name="P7">Ausleihformular ausfüllen lassen und Lichtbildausweis plus Ausweisnummer kontrollieren</text:p>
        </text:list-item>
        <text:list-item>
          <text:p text:style-name="P7">Überprüfen, ob genug Luft in den Reifen ist und die Bremsen ordnungsgemäß funktionieren</text:p>
        </text:list-item>
        <text:list-item>
          <text:p text:style-name="P7">Akku einlegen, anstecken und Box absperren</text:p>
        </text:list-item>
        <text:list-item>
          <text:p text:style-name="P7">Kleine Einschulung: Feststellbremse, Dynamo, Ein/Aus-Schalter Motor, Gashebel etc.</text:p>
        </text:list-item>
        <text:list-item>
          <text:p text:style-name="P7">Schloss, Schlüssel und evtl. Regenschutz aushändigen</text:p>
        </text:list-item>
        <text:list-item>
          <text:p text:style-name="P7"><text:span text:style-name="T1">S</text:span>attel einstellen</text:p>
        </text:list-item>
        <text:list-item>
          <text:p text:style-name="P8">Hinweise: langsam fahren besonders in Kurven, Achtung bei abfallenden Straßen und <text:line-break/>Straßen mit Straßenbahnschienen meiden</text:p>
        </text:list-item>
        <text:list-item>
          <text:p text:style-name="P7">Bitte um Fotos</text:p>
        </text:list-item>
      </text:list>
      <text:p text:style-name="P1"/>
      <text:p text:style-name="P1"/>
      <text:p text:style-name="P3">Rückgabe</text:p>
      <text:p text:style-name="P3"/>
      <text:list xml:id="list1370103808039206095" text:style-name="L2">
        <text:list-item>
          <text:p text:style-name="P9">Überprüfen, ob alles wieder zurückgebracht wurde (Schloss, Schlüssel Regenschutz)</text:p>
        </text:list-item>
        <text:list-item>
          <text:p text:style-name="P9">Kurze Besichtigung, ob das Lastenrad beschädigt ist</text:p>
        </text:list-item>
        <text:list-item>
          <text:p text:style-name="P9">Bitte, das Lastenrad weiterzuempfehlen, Flyer und Sticker mitgeben</text:p>
        </text:list-item>
        <text:list-item>
          <text:p text:style-name="P9">Bitte um freiwillige Spenden</text:p>
        </text:list-item>
        <text:list-item>
          <text:p text:style-name="P9">Akkustand überprüfen und ggf. aufladen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DejaVu Serif Condensed1" svg:font-family="'DejaVu Serif Condensed'" style:font-family-generic="roman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54cm" style:type="center"/>
          <style:tab-stop style:position="16.9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fo:font-family="Arial" style:font-style-name="Standard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fo:font-family="Arial" style:font-style-name="Standard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fo:font-family="Arial" style:font-style-name="Standard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fo:font-family="Arial" style:font-style-name="Standard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196cm" fo:margin-bottom="0.676cm" fo:margin-left="2.09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7T09:45:01.49</meta:creation-date>
    <dc:date>2015-02-24T19:44:48.599463079</dc:date>
    <meta:editing-duration>P1DT5H36M25S</meta:editing-duration>
    <meta:editing-cycles>50</meta:editing-cycles>
    <meta:generator>LibreOffice/4.3.3.2$Linux_X86_64 LibreOffice_project/430m0$Build-2</meta:generator>
    <meta:print-date>2014-07-16T15:06:19.23</meta:print-date>
    <meta:document-statistic meta:table-count="0" meta:image-count="0" meta:object-count="0" meta:page-count="1" meta:paragraph-count="18" meta:word-count="115" meta:character-count="857" meta:non-whitespace-character-count="772"/>
  </office:meta>
</office:document-meta>
</file>